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F1FA6DB2064A6D119E.png" manifest:media-type="image/png"/>
  <manifest:file-entry manifest:full-path="Pictures/100002010000014B000001F1474FBEC336E40648.png" manifest:media-type="image/png"/>
  <manifest:file-entry manifest:full-path="Pictures/100002010000014B000001F12903F4549066182E.png" manifest:media-type="image/png"/>
  <manifest:file-entry manifest:full-path="Pictures/100002010000014B000001F110145634A6B2015D.png" manifest:media-type="image/png"/>
  <manifest:file-entry manifest:full-path="Pictures/100002010000014B000001F1583E34B1D062F961.png" manifest:media-type="image/png"/>
  <manifest:file-entry manifest:full-path="Pictures/100002010000014B000001F18F0811A40684194B.png" manifest:media-type="image/png"/>
  <manifest:file-entry manifest:full-path="Pictures/100002010000014B000001F172261B24C8E0BEBD.png" manifest:media-type="image/png"/>
  <manifest:file-entry manifest:full-path="Pictures/100002010000014B000001F1AE6BC7151E07A7FB.png" manifest:media-type="image/png"/>
  <manifest:file-entry manifest:full-path="Pictures/100002010000014B000001F183539A97CE5FADA6.png" manifest:media-type="image/png"/>
  <manifest:file-entry manifest:full-path="Pictures/100002010000014B000001F18DB6F94791C7E693.png" manifest:media-type="image/png"/>
  <manifest:file-entry manifest:full-path="Pictures/100002010000014B000001F18E0F561B92883A0A.png" manifest:media-type="image/png"/>
  <manifest:file-entry manifest:full-path="Pictures/10000201000000F10000006EF5533521C5F29CCF.png" manifest:media-type="image/png"/>
  <manifest:file-entry manifest:full-path="Pictures/100002010000014B000001F160820101AD6550C4.png" manifest:media-type="image/png"/>
  <manifest:file-entry manifest:full-path="Pictures/100002010000014B000001F195628F7CF57A3433.png" manifest:media-type="image/png"/>
  <manifest:file-entry manifest:full-path="Pictures/100002010000014B000001F167664986594BB63F.png" manifest:media-type="image/png"/>
  <manifest:file-entry manifest:full-path="Pictures/100002010000014B000001F1AB0E720129A688E0.png" manifest:media-type="image/png"/>
  <manifest:file-entry manifest:full-path="Pictures/100002010000014B000001F140AF7FB5B2A5A2D4.png" manifest:media-type="image/png"/>
  <manifest:file-entry manifest:full-path="Pictures/100002010000014B000001F15C23201DEF6B1BE7.png" manifest:media-type="image/png"/>
  <manifest:file-entry manifest:full-path="Pictures/100002010000014B000001F142C5F24D78308780.png" manifest:media-type="image/png"/>
  <manifest:file-entry manifest:full-path="Pictures/100002010000014B000001F1BA0D67128A6F4771.png" manifest:media-type="image/png"/>
  <manifest:file-entry manifest:full-path="Pictures/10000201000000F10000006E78FAADAF273C44B3.png" manifest:media-type="image/png"/>
  <manifest:file-entry manifest:full-path="Pictures/10000201000000F10000006E90113739A86E06DC.png" manifest:media-type="image/png"/>
  <manifest:file-entry manifest:full-path="Pictures/10000201000000F10000006E20E048692184F8F0.png" manifest:media-type="image/png"/>
  <manifest:file-entry manifest:full-path="Pictures/10000201000000F10000006E7C2E613B033AA3A8.png" manifest:media-type="image/png"/>
  <manifest:file-entry manifest:full-path="Pictures/10000201000000F10000006E23A45691102D86C2.png" manifest:media-type="image/png"/>
  <manifest:file-entry manifest:full-path="Pictures/10000201000000F10000006E35BE63A9423554FF.png" manifest:media-type="image/png"/>
  <manifest:file-entry manifest:full-path="Pictures/10000201000000F10000006E500F01030423D042.png" manifest:media-type="image/png"/>
  <manifest:file-entry manifest:full-path="Pictures/10000201000000F10000006E5A139C56C9C30858.png" manifest:media-type="image/png"/>
  <manifest:file-entry manifest:full-path="Pictures/100002010000014B000001F1786BFA78F9F24CA9.png" manifest:media-type="image/png"/>
  <manifest:file-entry manifest:full-path="Pictures/100002010000014B000001F1C7CEC30A9B41B015.png" manifest:media-type="image/png"/>
  <manifest:file-entry manifest:full-path="Pictures/100002010000014B000001F1145567E7F096AA9C.png" manifest:media-type="image/png"/>
  <manifest:file-entry manifest:full-path="Pictures/100002010000014B000001F106EF70EC6F6EB247.png" manifest:media-type="image/png"/>
  <manifest:file-entry manifest:full-path="Pictures/100002010000014B000001F1C6B047ACF96D65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583E34B1D062F961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10145634A6B2015D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8F0811A40684194B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AE6BC7151E07A7FB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83539A97CE5FADA6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8E0F561B92883A0A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72261B24C8E0BEB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6.06cm" svg:height="9.1cm" svg:x="1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583E34B1D062F961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10145634A6B2015D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8F0811A40684194B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AE6BC7151E07A7FB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18.901cm">
          <draw:image xlink:href="Pictures/100002010000014B000001F142C5F24D78308780.png" xlink:type="simple" xlink:show="embed" xlink:actuate="onLoad">
            <text:p/>
          </draw:image>
        </draw:frame>
        <draw:frame draw:style-name="gr1" draw:text-style-name="P1" draw:layer="layout" svg:width="6.06cm" svg:height="9.1cm" svg:x="7.469cm" svg:y="18.899cm">
          <draw:image xlink:href="Pictures/100002010000014B000001F18E0F561B92883A0A.png" xlink:type="simple" xlink:show="embed" xlink:actuate="onLoad">
            <text:p/>
          </draw:image>
        </draw:frame>
        <draw:frame draw:style-name="gr1" draw:text-style-name="P1" draw:layer="layout" svg:width="6.06cm" svg:height="9.1cm" svg:x="13.999cm" svg:y="18.899cm">
          <draw:image xlink:href="Pictures/100002010000014B000001F172261B24C8E0BEB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6.059cm" svg:height="9.099cm" svg:x="1.00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18.901cm">
          <draw:image xlink:href="Pictures/100002010000014B000001F1BA0D67128A6F4771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draw:layer="layout" svg:width="6.06cm" svg:height="9.1cm" svg:x="1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6.059cm" svg:height="9.099cm" svg:x="1.00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18.901cm">
          <draw:image xlink:href="Pictures/100002010000014B000001F1BA0D67128A6F4771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786BFA78F9F24CA9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8DB6F94791C7E693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C7CEC30A9B41B015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FA6DB2064A6D119E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145567E7F096AA9C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06EF70EC6F6EB247.png" xlink:type="simple" xlink:show="embed" xlink:actuate="onLoad">
            <text:p/>
          </draw:image>
        </draw:frame>
        <draw:frame draw:style-name="gr1" draw:text-style-name="P1" draw:layer="layout" svg:width="6.058cm" svg:height="9.098cm" svg:x="14cm" svg:y="18.902cm">
          <draw:image xlink:href="Pictures/100002010000014B000001F167664986594BB63F.png" xlink:type="simple" xlink:show="embed" xlink:actuate="onLoad">
            <text:p/>
          </draw:image>
        </draw:frame>
        <draw:frame draw:style-name="gr1" draw:text-style-name="P2" draw:layer="layout" svg:width="4.304cm" svg:height="1.94cm" svg:x="2.3cm" svg:y="19.1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04cm" svg:height="1.94cm" svg:x="2.3cm" svg:y="21.3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04cm" svg:height="1.94cm" svg:x="2.3cm" svg:y="23.6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04cm" svg:height="1.94cm" svg:x="2.3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2" draw:layer="layout" svg:width="4.304cm" svg:height="1.94cm" svg:x="8.006cm" svg:y="19.1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04cm" svg:height="1.94cm" svg:x="8.006cm" svg:y="21.3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04cm" svg:height="1.94cm" svg:x="8.006cm" svg:y="23.6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04cm" svg:height="1.94cm" svg:x="8.006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18.9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2" draw:layer="layout" svg:width="4.3cm" svg:height="1.94cm" svg:x="8.7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2" draw:layer="layout" svg:width="4.3cm" svg:height="1.94cm" svg:x="14.4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5A139C56C9C3085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78FAADAF273C44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3:15:56.310000000</meta:creation-date>
    <dc:date>2017-06-07T17:06:12.994000000</dc:date>
    <meta:editing-duration>PT48M39S</meta:editing-duration>
    <meta:editing-cycles>20</meta:editing-cycles>
    <meta:generator>LibreOffice/5.1.2.2$Windows_x86 LibreOffice_project/d3bf12ecb743fc0d20e0be0c58ca359301eb705f</meta:generator>
    <meta:document-statistic meta:object-count="242"/>
  </office:meta>
</office:document-meta>
</file>